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d4f8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d4f8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d4f8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d4f8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d4f8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d4f8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d4f8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d4f8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d4f8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d4f8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d4f8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d4f8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d4f8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d4f8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d4f8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d4f8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d4f8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eonelys Stefany Rodriguez Mori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6/9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271066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eonardo Josè Rodriguez Ramo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740586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48.91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84" meta:non-whitespace-character-count="1015"/>
    <meta:template xlink:type="simple" xlink:actuate="onRequest" xlink:title="Normal" xlink:href=""/>
  </office:meta>
</office:document-meta>
</file>